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ahoma1" svg:font-family="Tahoma" style:font-family-generic="swiss"/>
    <style:font-face style:name="Yu Gothic" svg:font-family="'Yu Gothic'" style:font-family-generic="system" style:font-pitch="variable"/>
  </office:font-face-decls>
  <office:automatic-styles>
    <style:style style:name="P1" style:family="paragraph">
      <loext:graphic-properties draw:fill="solid" draw:fill-color="#b0c4de"/>
      <style:paragraph-properties style:writing-mode="lr-tb"/>
    </style:style>
    <style:style style:name="P2" style:family="paragraph">
      <style:paragraph-properties fo:text-align="center"/>
    </style:style>
    <style:style style:name="gr1" style:family="graphic">
      <style:graphic-properties draw:stroke="solid" svg:stroke-color="#0000ff" draw:fill="solid" draw:fill-color="#b0c4de" fo:min-height="2.117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3.009cm" fo:min-width="3.6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1cm" draw:marker-start-width="1.852cm" draw:marker-end="Arrow" draw:marker-end-width="1.676cm" draw:textarea-horizontal-align="center" draw:textarea-vertical-align="middle" fo:padding-top="0.499cm" fo:padding-bottom="0.499cm" fo:padding-left="0.499cm" fo:padding-right="0.4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center" draw:textarea-vertical-align="middl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a xlink:href="http://libreoffice.org/" xlink:type="simple"><draw:path text:anchor-type="paragraph" draw:z-index="0" draw:name="Bézier curve 1" draw:style-name="gr4" draw:text-style-name="P2" svg:width="4.381cm" svg:height="2.012cm" svg:x="1.198cm" svg:y="1.161cm" svg:viewBox="0 0 4382 2013" svg:d="M0 0c1376 4530 4382 0 4382 0z"><text:p/></draw:path></draw:a>Bezier curve</text:p>
      <text:p text:style-name="Standard"/>
      <text:p text:style-name="Standard"/>
      <text:p text:style-name="Standard"><draw:a xlink:href="http://libreoffice2.org/" xlink:type="simple"><draw:ellipse text:anchor-type="paragraph" draw:z-index="1" draw:name="Ellipse Pie 1" draw:style-name="gr4" draw:text-style-name="P2" svg:width="4.784cm" svg:height="3.536cm" svg:x="1.515cm" svg:y="1.118cm" draw:kind="section" draw:start-angle="311.97" draw:end-angle="237.53"><text:p/></draw:ellipse></draw:a>Legacy Pie</text:p>
      <text:p text:style-name="Standard"/>
      <text:p text:style-name="Standard"/>
      <text:p text:style-name="Standard">Line with arrow head</text:p>
      <text:p text:style-name="Standard"><draw:a xlink:href="http://libreoffice3.org/" xlink:type="simple"><draw:line text:anchor-type="paragraph" draw:z-index="2" draw:name="Line 1" draw:style-name="gr3" draw:text-style-name="P2" svg:x1="1.896cm" svg:y1="0.737cm" svg:x2="7.802cm" svg:y2="0.843cm"><text:p/></draw:line></draw:a></text:p>
      <text:p text:style-name="Standard">custom shape</text:p>
      <text:p text:style-name="Standard"/>
      <text:p text:style-name="Standard"><draw:a xlink:href="http://libreoffice4.org/" xlink:type="simple"><draw:custom-shape text:anchor-type="paragraph" draw:z-index="3" draw:name="Shape 1" draw:style-name="gr2" svg:width="3.599cm" svg:height="3.409cm" svg:x="2.637cm" svg:y="0.081cm"><text:p/><draw:enhanced-geometry svg:viewBox="0 0 21600 21600" draw:glue-points="10800 0 0 10800 10800 21600 21600 10800" draw:text-areas="0 0 21600 ?f11" draw:type="paper" draw:modifiers="12445.6638902499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draw:a></text:p>
      <text:p text:style-name="Standard">Text box</text:p>
      <text:p text:style-name="Standard"><draw:a xlink:href="http://libreoffice5.org/" xlink:type="simple"><draw:frame text:anchor-type="paragraph" draw:z-index="4" draw:name="Text Frame 1" draw:style-name="gr1" draw:text-style-name="P1" svg:width="5.102cm" svg:height="2.117cm" svg:x="1.79cm" svg:y="0.335cm"><draw:text-box draw:corner-radius="1.799cm"><text:p>Dummy text</text:p></draw:text-box></draw:frame></draw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ahoma1" svg:font-family="Tahoma" style:font-family-generic="swiss"/>
    <style:font-face style:name="Yu Gothic" svg:font-family="'Yu Gothi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Arial Unicode MS" style:font-size-asian="10.5pt" style:language-asian="ja" style:country-asian="JP" style:font-name-complex="Tahoma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Arial Unicode MS" style:font-size-asian="10.5pt" style:language-asian="ja" style:country-asian="JP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Yu Gothic" style:font-family-asian="'Yu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Tahoma1" style:font-family-complex="Tahoma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egina Henschel</meta:initial-creator>
    <meta:creation-date>2021-08-05T01:06:49.095000000</meta:creation-date>
    <dc:date>2021-08-17T14:56:29.595953047</dc:date>
    <meta:editing-duration>PT7M17S</meta:editing-duration>
    <meta:editing-cycles>2</meta:editing-cycles>
    <meta:generator>LibreOfficeDev/7.3.0.0.alpha0$Linux_X86_64 LibreOffice_project/617fc3a0ed28b0ccc7fa658e4ba13a0fc9fb353b</meta:generator>
    <meta:document-statistic meta:table-count="0" meta:image-count="0" meta:object-count="0" meta:page-count="1" meta:paragraph-count="5" meta:word-count="12" meta:character-count="62" meta:non-whitespace-character-count="55"/>
  </office:meta>
</office:document-meta>
</file>